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.722cm" svg:height="0.963cm" svg:x="7.47cm" svg:y="1cm">
          <draw:text-box>
            <text:p text:style-name="P1">Watson Unity SDK</text:p>
          </draw:text-box>
        </draw:frame>
        <draw:frame draw:style-name="gr1" draw:text-style-name="P2" draw:layer="layout" svg:width="2.813cm" svg:height="0.64cm" svg:x="8.747cm" svg:y="1.889cm">
          <draw:text-box>
            <text:p text:style-name="P2">Class Diagram</text:p>
          </draw:text-box>
        </draw:frame>
        <draw:custom-shape draw:style-name="gr2" draw:text-style-name="P3" draw:layer="layout" svg:width="2.921cm" svg:height="0.635cm" svg:x="1.889cm" svg:y="3.916cm">
          <text:p text:style-name="P1"><text:span text:style-name="T1">Runnable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628cm" svg:height="0.64cm" svg:x="2.547cm" svg:y="3.281cm">
          <draw:text-box>
            <text:p><text:span text:style-name="T1">Utilities</text:span></text:p>
          </draw:text-box>
        </draw:frame>
        <draw:custom-shape draw:style-name="gr2" draw:text-style-name="P3" draw:layer="layout" svg:width="2.921cm" svg:height="0.635cm" svg:x="1.889cm" svg:y="5.44cm">
          <text:p text:style-name="P1"><text:span text:style-name="T1">Factor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921cm" svg:height="0.635cm" svg:x="1.889cm" svg:y="4.678cm">
          <text:p text:style-name="P1"><text:span text:style-name="T1">Singlet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2.921cm" svg:height="0.635cm" svg:x="1.889cm" svg:y="6.202cm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747cm" svg:height="0.64cm" svg:x="2.428cm" svg:y="7.218cm">
          <draw:text-box>
            <text:p><text:span text:style-name="T1">Logging</text:span></text:p>
          </draw:text-box>
        </draw:frame>
        <draw:custom-shape draw:style-name="gr2" draw:text-style-name="P3" xml:id="id1" draw:id="id1" draw:layer="layout" svg:width="2.921cm" svg:height="0.635cm" svg:x="1.889cm" svg:y="7.858cm">
          <text:p text:style-name="P1"><text:span text:style-name="T1">Logg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81cm" svg:y1="8.175cm" svg:x2="4.81cm" svg:y2="4.995cm" draw:start-shape="id1" draw:start-glue-point="1" draw:end-shape="id2" draw:end-glue-point="1" svg:d="m4810 8175h500v-3180h-500">
          <text:p/>
        </draw:connector>
        <draw:custom-shape draw:style-name="gr2" draw:text-style-name="P3" xml:id="id4" draw:id="id4" draw:layer="layout" svg:width="2.921cm" svg:height="0.635cm" svg:x="1.889cm" svg:y="8.747cm">
          <text:p text:style-name="P1"><text:span text:style-name="T1">ILogReac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.921cm" svg:height="0.635cm" svg:x="6.207cm" svg:y="9.636cm">
          <text:p text:style-name="P1"><text:span text:style-name="T1">FileReac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921cm" svg:height="0.635cm" svg:x="6.207cm" svg:y="8.747cm">
          <text:p text:style-name="P1"><text:span text:style-name="T1">ConsoleReacto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207cm" svg:y1="9.064cm" svg:x2="4.81cm" svg:y2="9.064cm" draw:start-shape="id3" draw:start-glue-point="3" draw:end-shape="id4" draw:end-glue-point="1" svg:d="m6207 9064h-1397">
          <text:p/>
        </draw:connector>
        <draw:connector draw:style-name="gr3" draw:text-style-name="P1" draw:layer="layout" svg:x1="6.207cm" svg:y1="9.953cm" svg:x2="3.349cm" svg:y2="9.382cm" draw:start-shape="id5" draw:start-glue-point="3" draw:end-shape="id4" draw:end-glue-point="2" svg:d="m6207 9953h-2858v-571">
          <text:p/>
        </draw:connector>
        <draw:connector draw:style-name="gr3" draw:text-style-name="P1" draw:layer="layout" svg:x1="1.889cm" svg:y1="6.519cm" svg:x2="1.889cm" svg:y2="4.995cm" draw:start-shape="id6" draw:start-glue-point="3" draw:end-shape="id2" draw:end-glue-point="3" svg:d="m1889 6519h-502v-1524h502">
          <text:p/>
        </draw:connector>
        <draw:frame draw:style-name="gr1" draw:text-style-name="P2" draw:layer="layout" svg:width="1.848cm" svg:height="0.64cm" svg:x="13.503cm" svg:y="3.281cm">
          <draw:text-box>
            <text:p><text:span text:style-name="T1">Services</text:span></text:p>
          </draw:text-box>
        </draw:frame>
        <draw:custom-shape draw:style-name="gr2" draw:text-style-name="P3" xml:id="id8" draw:id="id8" draw:layer="layout" svg:width="2.921cm" svg:height="0.635cm" svg:x="12.938cm" svg:y="3.921cm">
          <text:p text:style-name="P1"><text:span text:style-name="T1">IServi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2.921cm" svg:height="0.635cm" svg:x="12.938cm" svg:y="4.81cm">
          <text:p text:style-name="P1"><text:span text:style-name="T1">T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2.921cm" svg:height="0.635cm" svg:x="12.938cm" svg:y="5.699cm">
          <text:p text:style-name="P1"><text:span text:style-name="T1">ST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2.921cm" svg:height="0.635cm" svg:x="12.938cm" svg:y="6.588cm">
          <text:p text:style-name="P3">Translation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2.921cm" svg:height="0.635cm" svg:x="12.938cm" svg:y="7.477cm">
          <text:p text:style-name="P1"><text:span text:style-name="T1">QA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859cm" svg:y1="7.794cm" svg:x2="15.859cm" svg:y2="4.238cm" draw:start-shape="id7" draw:start-glue-point="1" draw:end-shape="id8" draw:end-glue-point="1" svg:d="m15859 7794h500v-3556h-500">
          <text:p/>
        </draw:connector>
        <draw:connector draw:style-name="gr4" draw:text-style-name="P1" draw:layer="layout" svg:x1="15.859cm" svg:y1="6.905cm" svg:x2="15.859cm" svg:y2="4.238cm" draw:start-shape="id9" draw:start-glue-point="1" draw:end-shape="id8" draw:end-glue-point="1" svg:d="m15859 6905h500v-2667h-500">
          <text:p/>
        </draw:connector>
        <draw:connector draw:style-name="gr4" draw:text-style-name="P1" draw:layer="layout" svg:x1="15.859cm" svg:y1="6.016cm" svg:x2="15.859cm" svg:y2="4.238cm" draw:start-shape="id10" draw:start-glue-point="1" draw:end-shape="id8" draw:end-glue-point="1" svg:d="m15859 6016h500v-1778h-500">
          <text:p/>
        </draw:connector>
        <draw:connector draw:style-name="gr4" draw:text-style-name="P1" draw:layer="layout" svg:x1="15.859cm" svg:y1="5.127cm" svg:x2="15.859cm" svg:y2="4.238cm" draw:start-shape="id11" draw:start-glue-point="1" draw:end-shape="id8" draw:end-glue-point="1" svg:d="m15859 5127h500v-889h-500">
          <text:p/>
        </draw:connector>
        <draw:frame draw:style-name="gr1" draw:text-style-name="P2" draw:layer="layout" svg:width="2.301cm" svg:height="0.64cm" svg:x="2.27cm" svg:y="11.155cm">
          <draw:text-box>
            <text:p><text:span text:style-name="T1">Unity Editor</text:span></text:p>
          </draw:text-box>
        </draw:frame>
        <draw:custom-shape draw:style-name="gr2" draw:text-style-name="P3" draw:layer="layout" svg:width="2.921cm" svg:height="0.635cm" svg:x="1.889cm" svg:y="11.795cm">
          <text:p text:style-name="P1"><text:span text:style-name="T1">ConfigEdi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21cm" svg:height="0.635cm" svg:x="1.889cm" svg:y="12.684cm">
          <text:p text:style-name="P1"><text:span text:style-name="T1">BMRegistr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21cm" svg:height="0.635cm" svg:x="1.889cm" svg:y="13.573cm">
          <text:p text:style-name="P1"><text:span text:style-name="T1">ReportBu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3" draw:id="id13" draw:layer="layout" svg:width="2.921cm" svg:height="0.635cm" svg:x="12.938cm" svg:y="8.366cm">
          <text:p text:style-name="P1"><text:span text:style-name="T1">IConnec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2.921cm" svg:height="0.635cm" svg:x="12.938cm" svg:y="10.144cm">
          <text:p text:style-name="P1"><text:span text:style-name="T1">WSConnec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2.921cm" svg:height="0.635cm" svg:x="12.938cm" svg:y="9.255cm">
          <text:p text:style-name="P1"><text:span text:style-name="T1">RESTConnecto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5.859cm" svg:y1="9.572cm" svg:x2="15.859cm" svg:y2="8.683cm" draw:start-shape="id12" draw:start-glue-point="1" draw:end-shape="id13" draw:end-glue-point="1" svg:d="m15859 9572h500v-889h-500">
          <text:p/>
        </draw:connector>
        <draw:connector draw:style-name="gr3" draw:text-style-name="P1" draw:layer="layout" svg:x1="15.859cm" svg:y1="10.461cm" svg:x2="15.859cm" svg:y2="8.683cm" draw:start-shape="id14" draw:start-glue-point="1" draw:end-shape="id13" draw:end-glue-point="1" svg:d="m15859 10461h500v-1778h-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778cm" fo:margin-left="1cm" fo:margin-right="1cm" fo:page-width="21.5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chard Lyle</meta:initial-creator>
    <meta:creation-date>2015-09-29T12:27:34.24</meta:creation-date>
    <dc:date>2015-09-29T13:13:35.08</dc:date>
    <dc:creator>Richard Lyle</dc:creator>
    <meta:editing-duration>PT30M47S</meta:editing-duration>
    <meta:editing-cycles>2</meta:editing-cycles>
    <meta:generator>OpenOffice/4.0.1$Win32 OpenOffice.org_project/401m5$Build-9714</meta:generator>
    <meta:document-statistic meta:object-count="35"/>
  </office:meta>
</office:document-meta>
</file>